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 style:list-style-name="L1">
      <style:text-properties fo:language="es" fo:country="MX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riz de incidencia término-documento</text:p>
      <text:p text:style-name="P1"/>
      <text:p text:style-name="P1">Es una matriz de binaria que muestra la incidencia de términos en los documentos de una colección. Los términos son las unidades indexadas, usualmente palabras aunque en las cuestiones relacionadas a la recuperación de información, se puede tratar de términos, por ejemplo, milky way, que adquiere un particular significado en la unión de las palabras que conforman el término.</text:p>
      <text:p text:style-name="P1"/>
      <text:p text:style-name="P1">Dependiendo de si se toma como referencia las filas o las columnas, se puede tener un vector por cada término, que muestra los documentos en los que aparece o un vector por cada documento, que muestra los términos que aparecen en el.</text:p>
      <text:p text:style-name="P1"/>
      <text:p text:style-name="P1"/>
      <text:p text:style-name="P1">Pasos para la construcción de los postings:</text:p>
      <text:p text:style-name="P1"/>
      <text:list xml:id="list1103632006" text:style-name="L1">
        <text:list-item>
          <text:p text:style-name="P2">Collect the documents to be indexed:</text:p>
        </text:list-item>
        <text:list-item>
          <text:p text:style-name="P2">Tokenize the text, turning each document into a list of tokens</text:p>
        </text:list-item>
        <text:list-item>
          <text:p text:style-name="P2">Do linguistic preprocessing, producing a list of normalized tokens, which are the indexing terms</text:p>
        </text:list-item>
        <text:list-item>
          <text:p text:style-name="P2">Index the documents that each term occurs in by creating an inverted index, consisting of a dictionary and postings.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yna </meta:initial-creator>
    <meta:creation-date>2012-10-15T14:14:54</meta:creation-date>
    <dc:date>2013-02-27T16:31:28</dc:date>
    <meta:editing-duration>P1DT41M4S</meta:editing-duration>
    <meta:editing-cycles>12</meta:editing-cycles>
    <meta:generator>LibreOffice/3.5$Linux_X86_64 LibreOffice_project/350m1$Build-2</meta:generator>
    <dc:creator>Reyna </dc:creator>
    <meta:document-statistic meta:table-count="0" meta:image-count="0" meta:object-count="0" meta:page-count="1" meta:paragraph-count="8" meta:word-count="167" meta:character-count="699" meta:non-whitespace-character-count="855"/>
  </office:meta>
</office:document-meta>
</file>